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text-properties fo:color="#3c78d8" loext:opacity="100%" fo:font-size="16pt" fo:font-style="italic" fo:font-weight="bold" style:font-size-asian="16pt" style:font-style-asian="italic" style:font-weight-asian="bold" style:font-size-complex="16pt"/>
    </style:style>
    <style:style style:name="P2" style:family="paragraph" style:parent-style-name="normal">
      <style:text-properties fo:color="#0000ff" loext:opacity="100%" fo:font-weight="bold" style:font-weight-asian="bold"/>
    </style:style>
    <style:style style:name="P3" style:family="paragraph" style:parent-style-name="normal" style:master-page-name="Standard">
      <style:paragraph-properties style:page-number="1"/>
    </style:style>
    <style:style style:name="T1" style:family="text">
      <style:text-properties fo:color="#3c78d8" loext:opacity="100%" fo:font-size="16pt" fo:font-style="italic" fo:font-weight="bold" style:font-size-asian="16pt" style:font-style-asian="italic" style:font-weight-asian="bold" style:font-size-complex="16pt"/>
    </style:style>
    <style:style style:name="T2" style:family="text">
      <style:text-properties fo:font-size="16pt" fo:font-style="italic" fo:font-weight="bold" style:font-size-asian="16pt" style:font-style-asian="italic" style:font-weight-asian="bold" style:font-size-complex="16pt"/>
    </style:style>
    <style:style style:name="T3" style:family="text">
      <style:text-properties fo:color="#674ea7" loext:opacity="100%" fo:font-weight="bold" style:font-weight-asian="bold"/>
    </style:style>
    <style:style style:name="T4" style:family="text">
      <style:text-properties fo:font-weight="bold" style:font-weight-asian="bold"/>
    </style:style>
    <style:style style:name="T5" style:family="text">
      <style:text-properties fo:color="#0000ff" loext:opacity="100%"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Respuestas: Prueba técnica AHT Global</text:span></text:p>
      <text:p text:style-name="P1"/>
      <text:p text:style-name="normal"><text:span text:style-name="T2">Cargo de: Desarrollador Python. </text:span></text:p>
      <text:p text:style-name="normal"/>
      <text:p text:style-name="normal"><text:span text:style-name="T3">**Parte 1: Conceptos de Flask y Flask-Security**</text:span></text:p>
      <text:p text:style-name="normal"/>
      <text:p text:style-name="normal"><text:span text:style-name="T4">1. Pregunta de opción múltiple:</text:span></text:p>
      <text:p text:style-name="normal"><text:s text:c="3"/>- ¿Cuál es la diferencia clave entre Flask y Flask-Security?</text:p>
      <text:p text:style-name="normal"><text:s text:c="5"/>a) Flask-Security es un Framework para Python, mientras que Flask es una extensión de seguridad para Flask.</text:p>
      <text:p text:style-name="normal"><text:s text:c="5"/>b) Flask-Security es un Framework para Python, mientras que Flask es una extensión para la seguridad de contraseñas.</text:p>
      <text:p text:style-name="normal"><text:s text:c="5"/><text:span text:style-name="T5">c) Flask es un Framework para Python, mientras que Flask-Security es una extensión para la seguridad y autenticación de usuarios.</text:span></text:p>
      <text:p text:style-name="normal"><text:s text:c="5"/>d) Flask es un Framework para Python, mientras que Flask-Security es una extensión para el encriptado de contraseñas.</text:p>
      <text:p text:style-name="normal"/>
      <text:p text:style-name="normal"><text:span text:style-name="T4">2. Pregunta abierta:</text:span></text:p>
      <text:p text:style-name="normal"><text:s text:c="3"/>- Explica cómo se crea una nueva ruta en Flask y qué hace la función `@app.route()`.</text:p>
      <text:p text:style-name="normal"/>
      <text:p text:style-name="normal">R/: Una nueva ruta en flask se crea por medio del decorador @app.route(), o en su defecto nombre_my_app configurados en el caso que tengas el proyecto con la estructura Blueprints. Recibe como parámetro el nombre de la nueva ruta dentro de comillas y empezado por un slash(/), seguido de una lista de métodos http especificados en la variable methods=[‘nombre_del_método’]; sino se especifica ningún método, este por defecto se define en GET. La función a la cual está decorando el decorador @app.route, es la que se va a ejecutar cada vez que se le manden peticiones a esta url(endpoint).</text:p>
      <text:p text:style-name="normal"/>
      <text:p text:style-name="normal"><text:span text:style-name="T4">3. Pregunta abierta:</text:span></text:p>
      <text:p text:style-name="normal"><text:s text:c="3"/>- Describe qué es Flask-SQLAlchemy y cómo se utiliza en la aplicación proporcionada.</text:p>
      <text:p text:style-name="normal"/>
      <text:p text:style-name="normal">R/: Flask-SQLAlchemy es una extensión de flask que permite la comunicación entre aplicaciones web flask y SQLAlchemy, sin cambiar las funcionalidades del segundo. y que permite realizar más rápido procesos como consultas y configuraciones a base de datos sql, en la aplicación suministrada se utiliza para la creación y relación de los modelos(tablas)en la base de datos.</text:p>
      <text:p text:style-name="normal"/>
      <text:p text:style-name="normal"><text:span text:style-name="T4">4. Pregunta de opción múltiple:</text:span></text:p>
      <text:p text:style-name="normal"><text:s text:c="3"/>- ¿Cuál es la función de la tabla `roles_users` en el modelo de datos?</text:p>
      <text:p text:style-name="normal"><text:s text:c="5"/>a) Almacena información sobre los usuarios.</text:p>
      <text:p text:style-name="normal"><text:s text:c="5"/>b) Almacena información sobre los roles de los usuarios.</text:p>
      <text:p text:style-name="normal"><text:s text:c="5"/><text:span text:style-name="T5">c) Establece una relación de muchos a muchos entre usuarios y roles.</text:span></text:p>
      <text:p text:style-name="normal"><text:s text:c="5"/>d) Define una tabla para almacenar los registros de usuarios y roles.</text:p>
      <text:p text:style-name="normal"/>
      <text:p text:style-name="normal"/>
      <text:p text:style-name="normal"/>
      <text:p text:style-name="normal"><text:soft-page-break/><text:span text:style-name="T4">5. Pregunta de opción múltiple:</text:span></text:p>
      <text:p text:style-name="normal"><text:s text:c="3"/>- ¿Cuál de las siguientes afirmaciones es incierta sobre la función `create_admin()` en el código?</text:p>
      <text:p text:style-name="normal"><text:s text:c="5"/>a) Crea un nuevo usuario con el rol de "admin".</text:p>
      <text:p text:style-name="normal"><text:s text:c="5"/>b) Crea un nuevo usuario con el rol de "new_candidate".</text:p>
      <text:p text:style-name="normal"><text:s text:c="5"/>c) Crea un nuevo usuario con el rol de "admin" y un rol adicional "new_candidate".</text:p>
      <text:p text:style-name="normal"><text:s text:c="5"/>d) Crea un nuevo usuario con el rol de "new_candidate" y un rol adicional "admin".</text:p>
      <text:p text:style-name="normal"/>
      <text:p text:style-name="normal"><text:span text:style-name="T5">R/: No existe esa función</text:span></text:p>
      <text:p text:style-name="P2"/>
      <text:p text:style-name="normal"><text:span text:style-name="T4">6. Pregunta abierta:</text:span></text:p>
      <text:p text:style-name="normal"><text:s text:c="3"/>- ¿Qué significa `db.session.rollback()` en la función `create_admin()` y en qué situaciones se puede utilizar?</text:p>
      <text:p text:style-name="normal"/>
      <text:p text:style-name="normal"><text:span text:style-name="T5">R/: No existe esa función</text:span></text:p>
      <text:p text:style-name="P2"/>
      <text:p text:style-name="normal"><text:span text:style-name="T4">7. Pregunta abierta:</text:span></text:p>
      <text:p text:style-name="normal"><text:s text:c="3"/>- Describe qué es Bootstrap y cómo se puede utilizar en un proyecto de Flask.</text:p>
      <text:p text:style-name="normal"/>
      <text:p text:style-name="normal">R/: Bootstrap es un conjunto de herramientas que facilitan el diseño y desarrollo de interfaces web, por medio de componentes, atributos y estilos encapsulados fáciles de adaptar en un marco web</text:p>
      <text:p text:style-name="normal"/>
      <text:p text:style-name="normal"><text:span text:style-name="T4">8. Pregunta abierta:</text:span></text:p>
      <text:p text:style-name="normal"><text:s text:c="3"/>- Explica cómo se puede usar Jinja2 para mostrar información dinámica en las plantillas HTML.</text:p>
      <text:p text:style-name="normal"/>
      <text:p text:style-name="normal">R/: Se puede usar en la plantilla HTML para escribir código de python para el tratamiento final de la información antes de que llegue al cliente</text:p>
      <text:p text:style-name="normal"/>
      <text:p text:style-name="normal"><text:span text:style-name="T4">9. Pregunta abierta:</text:span></text:p>
      <text:p text:style-name="normal"><text:s text:c="3"/>- ¿Qué es Docker y cómo puede ser útil en el desarrollo y despliegue de una aplicación web como esta?</text:p>
      <text:p text:style-name="normal"/>
      <text:p text:style-name="normal">R/: Docker es un sistema abierto donde se puede administrar las aplicaciones, y la parte de la infraestructura, maneja una arquitectura de contenedores, lo que permite que cada elemento de un servicio se encuentre por separado del otro, pero comunicados entre sí por medio de redes network o herramientas como docker-compose</text:p>
      <text:p text:style-name="normal"/>
      <text:p text:style-name="normal"><text:span text:style-name="T4">10. Pregunta de opción múltiple:</text:span></text:p>
      <text:p text:style-name="normal"><text:s text:c="3"/>- ¿Cuál de las siguientes opciones describe mejor cómo se puede desplegar esta aplicación Flask en un entorno de producción?</text:p>
      <text:p text:style-name="normal"><text:s text:c="5"/>a) Implementar directamente en una instancia de servidor virtual.</text:p>
      <text:p text:style-name="normal"><text:s text:c="5"/>b) Desplegar en un clúster de contenedores gestionado por Kubernetes.</text:p>
      <text:p text:style-name="normal"><text:s text:c="5"/><text:span text:style-name="T5">c) Crear una imagen Docker y desplegar en un servicio de contenedores como AWS ECS o Google Kubernetes Engine (GKE).</text:span></text:p>
      <text:p text:style-name="normal"><text:s text:c="5"/>d) Usar un servicio de alojamiento web compartido para implementar la aplicación.</text:p>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2" meta:paragraph-count="46" meta:word-count="693" meta:character-count="4348" meta:non-whitespace-character-count="3590"/>
    <meta:generator>LibreOffice/7.3.7.2$Linux_X86_64 LibreOffice_project/30$Build-2</meta:generator>
  </office:meta>
</office:document-meta>
</file>